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form="urn:oasis:names:tc:opendocument:xmlns:form:1.0" xmlns:calcext="urn:org:documentfoundation:names:experimental:calc:xmlns:calcext:1.0" xmlns:script="urn:oasis:names:tc:opendocument:xmlns:script:1.0" xmlns:rpt="http://openoffice.org/2005/report" xmlns:xforms="http://www.w3.org/2002/xforms" xmlns:loext="urn:org:documentfoundation:names:experimental:office:xmlns:loext:1.0" xmlns:xhtml="http://www.w3.org/1999/xhtml" xmlns:fo="urn:oasis:names:tc:opendocument:xmlns:xsl-fo-compatible:1.0" xmlns:dc="http://purl.org/dc/elements/1.1/" xmlns:drawooo="http://openoffice.org/2010/draw"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officeooo="http://openoffice.org/2009/office" xmlns:number="urn:oasis:names:tc:opendocument:xmlns:datastyle:1.0" office:version="1.2">
  <office:scripts/>
  <office:font-face-decls>
    <style:font-face style:name="PodStarSymbol" svg:font-family="StarSymbol"/>
    <style:font-face style:name="Tahoma1" svg:font-family="Tahoma"/>
    <style:font-face style:name="Ubuntu" svg:font-family="Ubuntu"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1cm" fo:border="0.018cm solid #000000"/>
    </style:style>
    <style:style style:name="podHeader" style:family="table-cell">
      <style:table-cell-properties fo:padding="0.1cm" fo:border="0.018cm solid #000000" fo:background-color="#e6e6e6"/>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Table14858530515978" style:family="table" style:parent-style-name="podTable">
      <style:table-properties style:width="17.59cm" style:rel-width="100%" table:table-align="left" table:align="left"/>
    </style:style>
    <style:style style:name="CS5" style:family="table-cell">
      <style:table-cell-properties fo:border="0.018cm solid #000000" fo:padding="0.023cm"/>
    </style:style>
    <style:style style:name="Table14858530515978.1" style:family="table-column">
      <style:table-column-properties style:rel-column-width="38052*"/>
    </style:style>
    <style:style style:name="Table14858530515978.2" style:family="table-column">
      <style:table-column-properties style:rel-column-width="27482*"/>
    </style:style>
    <style:style style:name="Table1485853051640.1" style:family="table-column">
      <style:table-column-properties style:rel-column-width="23830*"/>
    </style:style>
    <style:style style:name="Table1485853051640.2" style:family="table-column">
      <style:table-column-properties style:rel-column-width="21539*"/>
    </style:style>
    <style:style style:name="Table1485853051640.3" style:family="table-column">
      <style:table-column-properties style:rel-column-width="20164*"/>
    </style:style>
    <style:style style:name="Table1485853051673.1" style:family="table-column">
      <style:table-column-properties style:rel-column-width="53618*"/>
    </style:style>
    <style:style style:name="Table1485853051673.2" style:family="table-column">
      <style:table-column-properties style:rel-column-width="11915*"/>
    </style:style>
    <style:style style:name="Table1485853051653.1" style:family="table-column">
      <style:table-column-properties style:rel-column-width="65534*"/>
    </style:style>
    <text:list-style style:name="L1">
      <text:list-level-style-number style:num-format="A" text:level="1">
        <style:list-level-properties/>
        <style:text-properties fo:color="#000000" fo:font-size="100%"/>
      </text:list-level-style-number>
      <text:list-level-style-number style:num-format="A" text:level="2">
        <style:list-level-properties text:space-before="0.8cm"/>
        <style:text-properties fo:color="#000000" fo:font-size="100%"/>
      </text:list-level-style-number>
      <text:list-level-style-number style:num-format="A" text:level="3">
        <style:list-level-properties text:space-before="1.6cm"/>
        <style:text-properties fo:color="#000000" fo:font-size="100%"/>
      </text:list-level-style-number>
      <text:list-level-style-number style:num-format="A" text:level="4">
        <style:list-level-properties text:space-before="2.4cm"/>
        <style:text-properties fo:color="#000000" fo:font-size="100%"/>
      </text:list-level-style-number>
      <text:list-level-style-number style:num-format="A" text:level="5">
        <style:list-level-properties text:space-before="3.2cm"/>
        <style:text-properties fo:color="#000000" fo:font-size="100%"/>
      </text:list-level-style-number>
      <text:list-level-style-number style:num-format="A" text:level="6">
        <style:list-level-properties text:space-before="4cm"/>
        <style:text-properties fo:color="#000000" fo:font-size="100%"/>
      </text:list-level-style-number>
      <text:list-level-style-number style:num-format="A" text:level="7">
        <style:list-level-properties text:space-before="4.8cm"/>
        <style:text-properties fo:color="#000000" fo:font-size="100%"/>
      </text:list-level-style-number>
      <text:list-level-style-number style:num-format="A" text:level="8">
        <style:list-level-properties text:space-before="5.6cm"/>
        <style:text-properties fo:color="#000000" fo:font-size="100%"/>
      </text:list-level-style-number>
      <text:list-level-style-number style:num-format="A" text:level="9">
        <style:list-level-properties text:space-before="6.4cm"/>
        <style:text-properties fo:color="#000000" fo:font-size="100%"/>
      </text:list-level-style-number>
      <text:list-level-style-number style:num-format="A" text:level="10">
        <style:list-level-properties text:space-before="7.2cm"/>
        <style:text-properties fo:color="#000000" fo:font-size="100%"/>
      </text:list-level-style-number>
    </text:list-style>
    <text:list-style style:name="L2">
      <text:list-level-style-number style:num-format="A" text:level="1">
        <style:list-level-properties/>
        <style:text-properties fo:color="#000000" fo:font-size="100%"/>
      </text:list-level-style-number>
      <text:list-level-style-number style:num-format="A" text:level="2">
        <style:list-level-properties text:space-before="0.8cm"/>
        <style:text-properties fo:color="#000000" fo:font-size="100%"/>
      </text:list-level-style-number>
      <text:list-level-style-number style:num-format="A" text:level="3">
        <style:list-level-properties text:space-before="1.6cm"/>
        <style:text-properties fo:color="#000000" fo:font-size="100%"/>
      </text:list-level-style-number>
      <text:list-level-style-number style:num-format="A" text:level="4">
        <style:list-level-properties text:space-before="2.4cm"/>
        <style:text-properties fo:color="#000000" fo:font-size="100%"/>
      </text:list-level-style-number>
      <text:list-level-style-number style:num-format="A" text:level="5">
        <style:list-level-properties text:space-before="3.2cm"/>
        <style:text-properties fo:color="#000000" fo:font-size="100%"/>
      </text:list-level-style-number>
      <text:list-level-style-number style:num-format="A" text:level="6">
        <style:list-level-properties text:space-before="4cm"/>
        <style:text-properties fo:color="#000000" fo:font-size="100%"/>
      </text:list-level-style-number>
      <text:list-level-style-number style:num-format="A" text:level="7">
        <style:list-level-properties text:space-before="4.8cm"/>
        <style:text-properties fo:color="#000000" fo:font-size="100%"/>
      </text:list-level-style-number>
      <text:list-level-style-number style:num-format="A" text:level="8">
        <style:list-level-properties text:space-before="5.6cm"/>
        <style:text-properties fo:color="#000000" fo:font-size="100%"/>
      </text:list-level-style-number>
      <text:list-level-style-number style:num-format="A" text:level="9">
        <style:list-level-properties text:space-before="6.4cm"/>
        <style:text-properties fo:color="#000000" fo:font-size="100%"/>
      </text:list-level-style-number>
      <text:list-level-style-number style:num-format="A" text:level="10">
        <style:list-level-properties text:space-before="7.2cm"/>
        <style:text-properties fo:color="#000000" fo:font-size="100%"/>
      </text:list-level-style-number>
    </text:list-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p>Normal paragraph with a specia char Un montant de 145,00 € TVAC</text:p>
      <text:p text:style-name="CS1">25px margin left</text:p>
      <text:p text:style-name="CS2">4cm margin left</text:p>
      <text:p text:style-name="CS3">Text with a negative left margin</text:p>
      <text:p text:style-name="CS4">Mon texte avec retrait de margin-left:-.75pt;</text:p>
      <table:table table:name="Table14858530515978" table:style-name="Table14858530515978">
        <table:table-column table:style-name="Table14858530515978.1"/>
        <table:table-column table:style-name="Table14858530515978.2"/>
        <table:table-row>
          <table:table-cell table:style-name="CS5">
            <text:p text:style-name="podCellContent">Left-aligned text</text:p>
          </table:table-cell>
          <table:table-cell table:style-name="CS5">
            <text:p text:style-name="CS6">Centered text</text:p>
          </table:table-cell>
        </table:table-row>
        <table:table-row>
          <table:table-cell table:style-name="CS5">
            <text:p text:style-name="CS7">Right-aligned text</text:p>
          </table:table-cell>
          <table:table-cell table:style-name="CS5"/>
        </table:table-row>
      </table:table>
      <text:p text:style-name="CS8">Left-aligned text</text:p>
      <text:p text:style-name="CS9">Right-aligned + margin rigth</text:p>
      <text:p text:style-name="CS10">Justified ext between margins Justified ext between margins Justified ext between margins Justified ext between margins Justified ext between margins Justified ext between margins Justified ext between margins justified ext between margins Justified ext between margins Justified ext between margins Justified ext between margins</text:p>
      <text:p text:style-name="CS11">Margin top + center in a div</text:p>
      <text:p text:style-name="CS2">Second with 4cm margin left, to check if a single style will be generated</text:p>
      <table:table table:name="Table1485853051640" table:style-name="podTable">
        <table:table-column table:style-name="Table1485853051640.1"/>
        <table:table-column table:style-name="Table1485853051640.2"/>
        <table:table-column table:style-name="Table1485853051640.3"/>
        <table:table-row>
          <table:table-cell table:style-name="podCell">
            <text:p text:style-name="CS7">Right-aligned text, style applied on a p inside a td</text:p>
          </table:table-cell>
          <table:table-cell table:style-name="podCell">
            <text:p text:style-name="CS6">Centered text, style applied on a p inside a td</text:p>
          </table:table-cell>
          <table:table-cell table:style-name="podCell">
            <text:p>Text with a CSS class defined on the inner p</text:p>
          </table:table-cell>
        </table:table-row>
      </table:table>
      <text:list text:style-name="podBulletedList">
        <text:list-item>
          <text:p text:style-name="CS12">Attribute "style" bold+italic</text:p>
        </text:list-item>
        <text:list-item>
          <text:p text:style-name="CS13">Underline</text:p>
        </text:list-item>
        <text:list-item>
          <text:p text:style-name="Signature">"class" attribute using style "Signature"</text:p>
        </text:list-item>
      </text:list>
      <table:table table:name="Table1485853051673" table:style-name="podTable">
        <table:table-column table:style-name="Table1485853051673.1"/>
        <table:table-column table:style-name="Table1485853051673.2"/>
        <table:table-row>
          <table:table-cell table:style-name="podCell">
            <text:p text:style-name="CS14">Overlined text<text:line-break/>This will not be bold, style is ignored.</text:p>
          </table:table-cell>
          <table:table-cell table:style-name="podCell">
            <text:p text:style-name="CS15">Line-through</text:p>
          </table:table-cell>
        </table:table-row>
      </table:table>
      <text:list text:style-name="podBulletedList">
        <text:list-item>
          <text:p text:style-name="CS16">italique barré;</text:p>
        </text:list-item>
      </text:list>
      <table:table table:name="Table1485853051653" table:style-name="podTable">
        <table:table-column table:style-name="Table1485853051653.1"/>
        <table:table-row>
          <table:table-cell table:style-name="podCell">
            <text:p text:style-name="CS17">TD italique</text:p>
          </table:table-cell>
        </table:table-row>
      </table:table>
      <text:list text:style-name="L-decimal" text:continue-numbering="false">
        <text:list-item text:start-value="1">
          <text:p text:style-name="podNumberItem">Item with left indent</text:p>
        </text:list-item>
      </text:list>
    </office:text>
  </office:body>
</office:document-content>
</file>

<file path=styles.xml><?xml version="1.0" encoding="utf-8"?>
<office:document-styles xmlns:form="urn:oasis:names:tc:opendocument:xmlns:form:1.0" xmlns:calcext="urn:org:documentfoundation:names:experimental:calc:xmlns:calcext:1.0" xmlns:script="urn:oasis:names:tc:opendocument:xmlns:script:1.0" xmlns:rpt="http://openoffice.org/2005/report" xmlns:loext="urn:org:documentfoundation:names:experimental:office:xmlns:loext:1.0" xmlns:xhtml="http://www.w3.org/1999/xhtml" xmlns:fo="urn:oasis:names:tc:opendocument:xmlns:xsl-fo-compatible:1.0" xmlns:dc="http://purl.org/dc/elements/1.1/" xmlns:drawooo="http://openoffice.org/2010/draw"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officeooo="http://openoffice.org/2009/office" xmlns:number="urn:oasis:names:tc:opendocument:xmlns:datastyle:1.0" office:version="1.2">
  <office:font-face-decls>
    <style:font-face style:name="PodStarSymbol" svg:font-family="StarSymbol"/>
    <style:font-face style:name="Tahoma1" svg:font-family="Tahoma"/>
    <style:font-face style:name="Ubuntu" svg:font-family="Ubuntu"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araKWN" style:family="paragraph" style:class="text" style:master-page-name="" style:parent-style-name="Standard">
      <style:paragraph-properties fo:keep-with-next="always"/>
    </style:style>
    <style:style style:name="podH1" style:display-name="Heading 1" style:family="paragraph" style:parent-style-name="Heading" style:next-style-name="Standard"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odH2" style:display-name="Heading 2" style:family="paragraph" style:parent-style-name="Heading" style:next-style-name="Standard"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odH3" style:display-name="Heading 3" style:family="paragraph" style:parent-style-name="Heading" style:next-style-name="Standard"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dH4" style:display-name="Heading 4" style:family="paragraph" style:parent-style-name="Heading" style:next-style-name="Standard"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odH5" style:display-name="Heading 5" style:family="paragraph" style:parent-style-name="Heading" style:next-style-name="Standard"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odH6" style:display-name="Heading 6" style:family="paragraph" style:parent-style-name="Heading" style:next-style-name="Standard"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Standard" style:list-style-name="podBulletedList"/>
    <style:style style:name="podNumberItem" style:family="paragraph" style:parent-style-name="Standard" style:list-style-name="podNumberedList"/>
    <style:style style:name="podBulletItemKeepWithNext" style:family="paragraph" style:parent-style-name="Standard" style:list-style-name="podBulletedList">
      <style:paragraph-properties fo:keep-with-next="always"/>
    </style:style>
    <style:style style:name="podNumberItemKeepWithNext" style:family="paragraph" style:parent-style-name="Standard" style:list-style-name="podNumberedList">
      <style:paragraph-properties fo:keep-with-next="always"/>
    </style:style>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podCellContent" style:display-name="Table cell" style:family="paragraph" style:parent-style-name="Standard" style:class="extra">
      <style:paragraph-properties fo:margin-top="0cm" fo:margin-bottom="0cm" text:number-lines="false" text:line-number="0"/>
    </style:style>
    <style:style style:name="podHeaderCellContent" style:display-name="Table heading" style:family="paragraph" style:parent-style-name="podCellContent"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podCellContent">
      <style:text-properties fo:font-size="8pt" fo:font-weight="normal" style:font-weight-asian="normal" style:font-weight-complex="normal"/>
    </style:style>
    <style:style style:name="podTableParaBold" style:family="paragraph" style:parent-style-name="podCellContent">
      <style:text-properties fo:font-size="8pt" fo:font-weight="bold" style:font-weight-asian="bold" style:font-weight-complex="bold"/>
    </style:style>
    <style:style style:name="podTableParaRight" style:family="paragraph" style:parent-style-name="podCellContent">
      <style:paragraph-properties fo:text-align="end" style:justify-single-word="false"/>
      <style:text-properties fo:font-size="8pt" fo:font-weight="normal" style:font-weight-asian="normal" style:font-weight-complex="normal"/>
    </style:style>
    <style:style style:name="podTableParaBoldRight" style:family="paragraph" style:parent-style-name="podCellContent">
      <style:paragraph-properties fo:text-align="end" style:justify-single-word="false"/>
      <style:text-properties fo:font-size="8pt" fo:font-weight="bold" style:font-weight-asian="bold" style:font-weight-complex="bold"/>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CS1" style:family="paragraph" style:parent-style-name="Standard">
      <style:paragraph-properties fo:margin-left="0.566cm"/>
    </style:style>
    <style:style style:name="CS2" style:family="paragraph" style:parent-style-name="Standard">
      <style:paragraph-properties fo:margin-left="4cm"/>
    </style:style>
    <style:style style:name="CS3" style:family="paragraph" style:parent-style-name="Standard">
      <style:paragraph-properties fo:margin-left="-1cm"/>
    </style:style>
    <style:style style:name="CS4" style:family="paragraph" style:parent-style-name="Standard">
      <style:paragraph-properties fo:margin-left="-1pt"/>
    </style:style>
    <style:style style:name="CS6" style:family="paragraph" style:parent-style-name="podCellContent">
      <style:paragraph-properties fo:text-align="center"/>
    </style:style>
    <style:style style:name="CS7" style:family="paragraph" style:parent-style-name="podCellContent">
      <style:paragraph-properties fo:text-align="end"/>
    </style:style>
    <style:style style:name="CS8" style:family="paragraph" style:parent-style-name="Standard">
      <style:paragraph-properties fo:text-align="start"/>
    </style:style>
    <style:style style:name="CS9" style:family="paragraph" style:parent-style-name="Standard">
      <style:paragraph-properties fo:margin-right="0.679cm" fo:text-align="end"/>
    </style:style>
    <style:style style:name="CS10" style:family="paragraph" style:parent-style-name="Standard">
      <style:paragraph-properties fo:margin-left="2cm" fo:margin-right="2cm" fo:text-align="justify"/>
    </style:style>
    <style:style style:name="CS11" style:family="paragraph" style:parent-style-name="Standard">
      <style:paragraph-properties fo:margin-top="0.679cm" fo:text-align="center"/>
    </style:style>
    <style:style style:name="CS12" style:family="paragraph" style:parent-style-name="Standard">
      <style:text-properties fo:font-style="italic" fo:font-weight="bold"/>
    </style:style>
    <style:style style:name="CS13" style:family="paragraph" style:parent-style-name="Standard">
      <style:text-properties style:text-underline-style="solid"/>
    </style:style>
    <style:style style:name="CS14" style:family="paragraph" style:parent-style-name="Standard">
      <style:text-properties style:text-overline-style="solid"/>
    </style:style>
    <style:style style:name="CS15" style:family="paragraph" style:parent-style-name="podCellContent">
      <style:text-properties style:text-line-through-style="solid"/>
    </style:style>
    <style:style style:name="CS16" style:family="paragraph" style:parent-style-name="Standard">
      <style:text-properties fo:font-style="italic" style:text-line-through-style="solid"/>
    </style:style>
    <style:style style:name="CS17" style:family="paragraph" style:parent-style-name="podCellContent">
      <style:text-properties fo:font-style="italic"/>
    </style:style>
    <text:list-style style:name="L-decimal">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default-style style:family="graphic">
      <style:graphic-properties svg:stroke-color="#000000" fo:wrap-option="no-wrap" style:flow-with-text="false" draw:shadow-offset-y="0.3cm" draw:shadow-offset-x="0.3cm" draw:end-line-spacing-horizontal="0.283cm" draw:start-line-spacing-vertical="0.283cm" draw:start-line-spacing-horizontal="0.283cm" draw:end-line-spacing-vertical="0.283cm" draw:fill-color="#99ccff"/>
      <style:paragraph-properties style:text-autospace="ideograph-alpha" style:font-independent-line-spacing="false" style:writing-mode="lr-tb" style:line-break="strict">
        <style:tab-stops/>
      </style:paragraph-properties>
      <style:text-properties style:use-window-font-color="true" fo:country="US" fo:language="en" style:font-name="Nimbus Roman No9 L" style:language-asian="zxx" style:language-complex="zxx" style:font-size-asian="12pt" style:font-name-asian="DejaVu Sans" fo:font-size="12pt" style:font-size-complex="12pt" style:country-asian="none" style:font-name-complex="Tahoma"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contextual-spacing="false"/>
    </style:style>
    <style:style style:name="Heading" style:next-style-name="Text_20_body" style:class="text" style:parent-style-name="Standard" style:family="paragraph">
      <style:paragraph-properties fo:margin-top="0.423cm" fo:keep-with-next="always" fo:margin-bottom="0.212cm" style:contextual-spacing="false"/>
      <style:text-properties style:font-family-generic-asian="system" style:font-name-complex="Tahoma" style:font-family-generic-complex="system" style:font-size-asian="14pt" fo:font-family="'Nimbus Sans L'" style:font-name="Nimbus Sans L" style:font-size-complex="14pt" style:font-family-asian="Mincho" style:font-name-asian="Mincho" style:font-family-complex="Tahoma" fo:font-size="14pt" style:font-pitch-complex="variable" style:font-pitch="variable" style:font-pitch-asian="variable" style:font-family-generic="swiss"/>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family-complex="Tahoma" style:font-name-complex="Tahoma1"/>
    </style:style>
    <style:style style:name="Caption" style:class="extra" style:parent-style-name="Standard" style:family="paragraph">
      <style:paragraph-properties fo:margin-top="0.212cm" text:number-lines="false" text:line-number="0" fo:margin-bottom="0.212cm" style:contextual-spacing="false"/>
      <style:text-properties fo:font-style="italic" style:font-size-asian="12pt" style:font-size-complex="12pt" style:font-family-complex="Tahoma"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family-complex="Tahoma" style:font-name-complex="Tahoma1"/>
    </style:style>
    <style:style style:name="Signature" style:master-page-name="" style:class="text" style:parent-style-name="Standard" style:family="paragraph">
      <style:paragraph-properties fo:text-indent="0cm" text:line-number="0" fo:margin-left="0cm" style:page-number="auto" style:auto-text-indent="false" fo:margin-right="0cm" text:number-lines="false"/>
      <style:text-properties fo:font-size="16pt"/>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line-style="none"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Gaetan Delannay</meta:initial-creator>
    <meta:creation-date>2007-08-06T12:09:45</meta:creation-date>
    <dc:date>2016-05-03T18:52:31.343845229</dc:date>
    <dc:language>en-US</dc:language>
    <meta:editing-cycles>17</meta:editing-cycles>
    <meta:editing-duration>PT1H54M6S</meta:editing-duration>
    <meta:document-statistic meta:table-count="0" meta:image-count="0" meta:object-count="0" meta:page-count="1" meta:paragraph-count="1" meta:word-count="10" meta:character-count="49" meta:non-whitespace-character-count="40"/>
    <meta:user-defined meta:name="Info 1"/>
    <meta:user-defined meta:name="Info 2"/>
    <meta:user-defined meta:name="Info 3"/>
    <meta:user-defined meta:name="Info 4"/>
  </office:meta>
</office:document-meta>
</file>